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29cm" fo:margin-left="0cm" table:align="left" style:may-break-between-rows="true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9cm"/>
    </style:style>
    <style:style style:name="Tabela1.C" style:family="table-column">
      <style:table-column-properties style:column-width="6.923cm"/>
    </style:style>
    <style:style style:name="Tabela1.D" style:family="table-column">
      <style:table-column-properties style:column-width="4.205cm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paragraph-rsid="0012c470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4905ce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normal" officeooo:rsid="0012c470" officeooo:paragraph-rsid="0012c470" fo:background-color="transparent" style:font-name-asian="Calibri1" style:font-weight-asian="bold" style:font-name-complex="Calibri1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c1b08" officeooo:paragraph-rsid="003eaab5" fo:background-color="transparent" style:font-name-asian="Calibri1" style:font-weight-asian="bold" style:font-name-complex="Calibri1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2e6082" fo:background-color="transparent" style:font-name-asian="Calibri1" style:font-weight-asian="bold" style:font-name-complex="Calibri1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27854" fo:background-color="transparent" style:font-name-asian="Calibri1" style:font-weight-asian="bold" style:font-name-complex="Calibri1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620db" fo:background-color="transparent" style:font-name-asian="Calibri1" style:font-weight-asian="bold" style:font-name-complex="Calibri1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79935" fo:background-color="transparent" style:font-name-asian="Calibri1" style:font-weight-asian="bold" style:font-name-complex="Calibri1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b2eeb" fo:background-color="transparent" style:font-name-asian="Calibri1" style:font-weight-asian="bold" style:font-name-complex="Calibri1" style:font-weight-complex="bold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3e4cb7" fo:background-color="transparent" style:font-name-asian="Calibri1" style:font-weight-asian="bold" style:font-name-complex="Calibri1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4d846" fo:background-color="transparent" style:font-name-asian="Calibri1" style:font-weight-asian="bold" style:font-name-complex="Calibri1" style:font-weight-complex="bold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905ce" fo:background-color="transparent" style:font-name-asian="Calibri1" style:font-weight-asian="bold" style:font-name-complex="Calibri1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518" fo:background-color="transparent" style:font-name-asian="Calibri1" style:font-weight-asian="bold" style:font-name-complex="Calibri1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be9f8" fo:background-color="transparent" style:font-name-asian="Calibri1" style:font-weight-asian="bold" style:font-name-complex="Calibri1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4d1738" fo:background-color="transparent" style:font-name-asian="Calibri1" style:font-weight-asian="bold" style:font-name-complex="Calibri1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5ed700" fo:background-color="transparent" style:font-name-asian="Calibri1" style:font-weight-asian="bold" style:font-name-complex="Calibri1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1pt" fo:font-weight="bold" officeooo:rsid="0011acd4" officeooo:paragraph-rsid="00626f94" fo:background-color="transparent" style:font-name-asian="Calibri1" style:font-weight-asian="bold" style:font-name-complex="Calibri1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name-complex="Arial1"/>
    </style:style>
    <style:style style:name="P27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2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47219" fo:background-color="transparent" style:font-name-asian="Arial1" style:font-weight-asian="bold" style:font-name-complex="Arial1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0pt" fo:font-weight="bold" officeooo:paragraph-rsid="00562e6a" fo:background-color="transparent" style:font-name-asian="Arial1" style:font-weight-asian="bold" style:font-name-complex="Arial1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weight-asian="bold" style:font-name-complex="Arial1" style:font-weight-complex="bold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"/>
    </style:style>
    <style:style style:name="P36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2e6082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7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2785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620d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39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7993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b2eeb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4cb7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2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3eaab5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4d846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4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905ce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5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be9f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6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4d1738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5ed700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Arial" fo:font-size="10pt" fo:letter-spacing="normal" fo:font-style="normal" fo:font-weight="normal" officeooo:rsid="002212e9" officeooo:paragraph-rsid="00626f94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2212e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0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1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normal" officeooo:rsid="00547219" officeooo:paragraph-rsid="00547219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2f238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3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fo:font-weight="bold" officeooo:rsid="00547219" officeooo:paragraph-rsid="00547219" fo:background-color="transparent" style:font-name-asian="Calibri1" style:font-style-asian="normal" style:font-weight-asian="bold" style:font-name-complex="Calibri1" style:font-style-complex="normal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ec126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5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ec126" officeooo:paragraph-rsid="005ec126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6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0pt" fo:letter-spacing="normal" fo:font-style="normal" style:text-underline-style="none" fo:font-weight="normal" officeooo:rsid="00586486" officeooo:paragraph-rsid="005dcd2e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5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58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59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60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61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2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3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paragraph-rsid="001371ef" fo:background-color="transparent" style:font-name-asian="Calibri1" style:font-name-complex="Calibri1"/>
    </style:style>
    <style:style style:name="P64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65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1pt" fo:font-weight="bold" fo:background-color="transparent" style:font-name-asian="Arial1" style:font-name-complex="Arial1"/>
    </style:style>
    <style:style style:name="P66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7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1pt" fo:font-weight="normal" officeooo:rsid="001371ef" officeooo:paragraph-rsid="001371ef" fo:background-color="transparent" style:font-name-asian="Calibri1" style:font-name-complex="Calibri1"/>
    </style:style>
    <style:style style:name="P68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69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6pt" fo:font-weight="bold" fo:background-color="transparent" style:font-name-asian="Arial1" style:font-name-complex="Arial1"/>
    </style:style>
    <style:style style:name="P70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fo:background-color="transparent" style:font-name-asian="Arial1" style:font-name-complex="Arial1"/>
    </style:style>
    <style:style style:name="P71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72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4pt" fo:font-weight="bold" officeooo:paragraph-rsid="0053f01e" fo:background-color="transparent" style:font-name-asian="Arial1" style:font-name-complex="Arial1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191d" fo:background-color="transparent" style:font-name-asian="Calibri1" style:font-weight-asian="bold" style:font-name-complex="Calibri1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518" fo:background-color="transparent" style:font-name-asian="Calibri1" style:font-weight-asian="bold" style:font-name-complex="Calibri1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be9f8" fo:background-color="transparent" style:font-name-asian="Calibri1" style:font-weight-asian="bold" style:font-name-complex="Calibri1" style:font-weight-complex="bold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d1738" fo:background-color="transparent" style:font-name-asian="Calibri1" style:font-weight-asian="bold" style:font-name-complex="Calibri1" style:font-weight-complex="bold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2f2389" fo:background-color="transparent" style:font-name-asian="Calibri1" style:font-weight-asian="bold" style:font-name-complex="Calibri1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27854" fo:background-color="transparent" style:font-name-asian="Calibri1" style:font-weight-asian="bold" style:font-name-complex="Calibri1" style:font-weight-complex="bold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620db" fo:background-color="transparent" style:font-name-asian="Calibri1" style:font-weight-asian="bold" style:font-name-complex="Calibri1" style:font-weight-complex="bol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79935" fo:background-color="transparent" style:font-name-asian="Calibri1" style:font-weight-asian="bold" style:font-name-complex="Calibri1" style:font-weight-complex="bold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4cb7" fo:background-color="transparent" style:font-name-asian="Calibri1" style:font-weight-asian="bold" style:font-name-complex="Calibri1" style:font-weight-complex="bold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3eaab5" fo:background-color="transparent" style:font-name-asian="Calibri1" style:font-weight-asian="bold" style:font-name-complex="Calibri1" style:font-weight-complex="bold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4d846" fo:background-color="transparent" style:font-name-asian="Calibri1" style:font-weight-asian="bold" style:font-name-complex="Calibri1" style:font-weight-complex="bold"/>
    </style:style>
    <style:style style:name="P8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6c6b0" fo:background-color="transparent" style:font-name-asian="Calibri1" style:font-weight-asian="bold" style:font-name-complex="Calibri1" style:font-weight-complex="bold"/>
    </style:style>
    <style:style style:name="P8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4905ce" fo:background-color="transparent" style:font-name-asian="Calibri1" style:font-weight-asian="bold" style:font-name-complex="Calibri1" style:font-weight-complex="bold"/>
    </style:style>
    <style:style style:name="P8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5f8770" fo:background-color="transparent" style:font-name-asian="Calibri1" style:font-weight-asian="bold" style:font-name-complex="Calibri1" style:font-weight-complex="bold"/>
    </style:style>
    <style:style style:name="P8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11e3a" fo:background-color="transparent" style:font-name-asian="Calibri1" style:font-weight-asian="bold" style:font-name-complex="Calibri1" style:font-weight-complex="bold"/>
    </style:style>
    <style:style style:name="P8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2f2389" officeooo:paragraph-rsid="00626f94" fo:background-color="transparent" style:font-name-asian="Calibri1" style:font-weight-asian="bold" style:font-name-complex="Calibri1" style:font-weight-complex="bold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bold" officeooo:rsid="004093a9" officeooo:paragraph-rsid="004093a9" fo:background-color="transparent" style:font-name-asian="Calibri1" style:font-weight-asian="bold" style:font-name-complex="Calibri1" style:font-weight-complex="bold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4d846" fo:background-color="transparent" style:font-name-asian="Calibri1" style:font-name-complex="Calibri1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0pt" fo:font-weight="normal" officeooo:rsid="00379935" officeooo:paragraph-rsid="004905ce" fo:background-color="transparent" style:font-name-asian="Calibri1" style:font-name-complex="Calibri1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weight-asian="normal" style:font-name-complex="Calibri1" style:font-weight-complex="normal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weight-asian="normal" style:font-name-complex="Calibri1" style:font-weight-complex="normal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b2eeb" fo:background-color="transparent" style:font-name-asian="Calibri1" style:font-name-complex="Calibri1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e4cb7" fo:background-color="transparent" style:font-name-asian="Calibri1" style:font-name-complex="Calibri1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4be518" officeooo:paragraph-rsid="004be518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620db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aab5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518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fbee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0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4c1eb"/>
    </style:style>
    <style:style style:name="P1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620db"/>
    </style:style>
    <style:style style:name="P1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79935"/>
    </style:style>
    <style:style style:name="P1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96209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aab5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/>
    </style:style>
    <style:style style:name="P1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3805"/>
    </style:style>
    <style:style style:name="P1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27854"/>
    </style:style>
    <style:style style:name="P1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620db"/>
    </style:style>
    <style:style style:name="P1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79935"/>
    </style:style>
    <style:style style:name="P12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b2eeb"/>
    </style:style>
    <style:style style:name="P1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4cb7"/>
    </style:style>
    <style:style style:name="P12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3eaab5"/>
    </style:style>
    <style:style style:name="P1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4d846"/>
    </style:style>
    <style:style style:name="P12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905ce"/>
    </style:style>
    <style:style style:name="P1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518"/>
    </style:style>
    <style:style style:name="P13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e9f8"/>
    </style:style>
    <style:style style:name="P13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bfbee"/>
    </style:style>
    <style:style style:name="P13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paragraph-rsid="004d1738"/>
    </style:style>
    <style:style style:name="P13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0pt" officeooo:rsid="004093a9" officeooo:paragraph-rsid="004093a9"/>
    </style:style>
    <style:style style:name="P13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use-window-font-color="true" style:font-name="Arial" fo:font-size="11pt" fo:font-weight="normal" officeooo:rsid="0012c470" fo:background-color="transparent" style:font-name-asian="Calibri1" style:font-name-complex="Calibri1"/>
    </style:style>
    <style:style style:name="P136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4cb7" fo:background-color="transparent" style:font-name-asian="Calibri1" style:font-name-complex="Calibri1"/>
    </style:style>
    <style:style style:name="P137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eaab5" fo:background-color="transparent" style:font-name-asian="Calibri1" style:font-name-complex="Calibri1"/>
    </style:style>
    <style:style style:name="P138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4d846" fo:background-color="transparent" style:font-name-asian="Calibri1" style:font-name-complex="Calibri1"/>
    </style:style>
    <style:style style:name="P139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4905ce" fo:background-color="transparent" style:font-name-asian="Calibri1" style:font-name-complex="Calibri1"/>
    </style:style>
    <style:style style:name="P14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379935" officeooo:paragraph-rsid="00379935" fo:background-color="transparent" style:font-name-asian="Calibri1" style:font-name-complex="Calibri1"/>
    </style:style>
    <style:style style:name="P141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327854" fo:background-color="transparent" style:font-name-asian="Calibri1" style:font-name-complex="Calibri1"/>
    </style:style>
    <style:style style:name="P142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4d846" fo:background-color="transparent" style:font-name-asian="Calibri1" style:font-name-complex="Calibri1"/>
    </style:style>
    <style:style style:name="P143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905ce" fo:background-color="transparent" style:font-name-asian="Calibri1" style:font-name-complex="Calibri1"/>
    </style:style>
    <style:style style:name="P144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be9f8" fo:background-color="transparent" style:font-name-asian="Calibri1" style:font-name-complex="Calibri1"/>
    </style:style>
    <style:style style:name="P145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12c470" officeooo:paragraph-rsid="004d1738" fo:background-color="transparent" style:font-name-asian="Calibri1" style:font-name-complex="Calibri1"/>
    </style:style>
    <style:style style:name="P14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2a92c3" style:font-weight-asian="normal" style:font-weight-complex="normal"/>
    </style:style>
    <style:style style:name="P14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27854" style:font-weight-asian="normal" style:font-weight-complex="normal"/>
    </style:style>
    <style:style style:name="P14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b2eeb" style:font-weight-asian="normal" style:font-weight-complex="normal"/>
    </style:style>
    <style:style style:name="P14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3e4cb7" style:font-weight-asian="normal" style:font-weight-complex="normal"/>
    </style:style>
    <style:style style:name="P15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4d846" style:font-weight-asian="normal" style:font-weight-complex="normal"/>
    </style:style>
    <style:style style:name="P15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905ce" style:font-weight-asian="normal" style:font-weight-complex="normal"/>
    </style:style>
    <style:style style:name="P15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be9f8" style:font-weight-asian="normal" style:font-weight-complex="normal"/>
    </style:style>
    <style:style style:name="P15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rsid="002a92c3" officeooo:paragraph-rsid="004d1738" style:font-weight-asian="normal" style:font-weight-complex="normal"/>
    </style:style>
    <style:style style:name="P15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/>
    </style:style>
    <style:style style:name="P15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27854"/>
    </style:style>
    <style:style style:name="P15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b2eeb"/>
    </style:style>
    <style:style style:name="P15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3e4cb7"/>
    </style:style>
    <style:style style:name="P15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4d846"/>
    </style:style>
    <style:style style:name="P15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905ce"/>
    </style:style>
    <style:style style:name="P16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be9f8"/>
    </style:style>
    <style:style style:name="P16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normal" officeooo:paragraph-rsid="004d1738"/>
    </style:style>
    <style:style style:name="P16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6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27854" style:font-weight-asian="bold" style:font-weight-complex="bold"/>
    </style:style>
    <style:style style:name="P16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620db" style:font-weight-asian="bold" style:font-weight-complex="bold"/>
    </style:style>
    <style:style style:name="P16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b2eeb" style:font-weight-asian="bold" style:font-weight-complex="bold"/>
    </style:style>
    <style:style style:name="P16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4cb7" style:font-weight-asian="bold" style:font-weight-complex="bold"/>
    </style:style>
    <style:style style:name="P16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3eaab5" style:font-weight-asian="bold" style:font-weight-complex="bold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4d846" style:font-weight-asian="bold" style:font-weight-complex="bold"/>
    </style:style>
    <style:style style:name="P16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905ce" style:font-weight-asian="bold" style:font-weight-complex="bold"/>
    </style:style>
    <style:style style:name="P17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be9f8" style:font-weight-asian="bold" style:font-weight-complex="bold"/>
    </style:style>
    <style:style style:name="P17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style:text-underline-style="solid" style:text-underline-width="auto" style:text-underline-color="font-color" fo:font-weight="bold" officeooo:paragraph-rsid="004d1738" style:font-weight-asian="bold" style:font-weight-complex="bold"/>
    </style:style>
    <style:style style:name="P17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/>
    </style:style>
    <style:style style:name="P17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27854"/>
    </style:style>
    <style:style style:name="P17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b2eeb"/>
    </style:style>
    <style:style style:name="P17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3e4cb7"/>
    </style:style>
    <style:style style:name="P17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4d846"/>
    </style:style>
    <style:style style:name="P17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905ce"/>
    </style:style>
    <style:style style:name="P17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be9f8"/>
    </style:style>
    <style:style style:name="P17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0pt" fo:letter-spacing="normal" fo:font-style="normal" fo:font-weight="bold" officeooo:paragraph-rsid="004d1738"/>
    </style:style>
    <style:style style:name="P180" style:family="paragraph" style:parent-style-name="Standard" style:list-style-name="L1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Times New Roman" style:font-name-complex="Times New Roman"/>
    </style:style>
    <style:style style:name="P181" style:family="paragraph" style:parent-style-name="Standard" style:list-style-name="L2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dcd2e" fo:background-color="transparent" style:font-name-asian="Arial1" style:font-weight-asian="bold" style:font-name-complex="Arial1" style:font-weight-complex="bold"/>
    </style:style>
    <style:style style:name="P182" style:family="paragraph" style:parent-style-name="Standard" style:list-style-name="L3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4pt" fo:font-weight="bold" officeooo:paragraph-rsid="005ed700" fo:background-color="transparent" style:font-name-asian="Arial1" style:font-weight-asian="bold" style:font-name-complex="Arial1" style:font-weight-complex="bold"/>
    </style:style>
    <style:style style:name="P183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P184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0pt" fo:font-weight="normal" fo:background-color="transparent" style:font-name-asian="Arial1" style:font-name-complex="Arial1"/>
    </style:style>
    <style:style style:name="T1" style:family="text">
      <style:text-properties style:use-window-font-color="true" fo:font-size="10pt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font-size="10pt" fo:font-weight="normal" officeooo:rsid="002c3efc" fo:background-color="transparent" loext:char-shading-value="0" style:font-name-asian="Arial1" style:font-name-complex="Arial1"/>
    </style:style>
    <style:style style:name="T3" style:family="text">
      <style:text-properties style:use-window-font-color="true" fo:font-size="10pt" fo:font-weight="bold" fo:background-color="transparent" loext:char-shading-value="0" style:font-name-asian="Arial1" style:font-name-complex="Arial1"/>
    </style:style>
    <style:style style:name="T4" style:family="text">
      <style:text-properties style:use-window-font-color="true" fo:font-size="10pt" fo:font-weight="bold" officeooo:rsid="002c91a6" fo:background-color="transparent" loext:char-shading-value="0" style:font-name-asian="Arial1" style:font-weight-asian="bold" style:font-name-complex="Arial1" style:font-weight-complex="bold"/>
    </style:style>
    <style:style style:name="T5" style:family="text">
      <style:text-properties officeooo:rsid="0012c470"/>
    </style:style>
    <style:style style:name="T6" style:family="text">
      <style:text-properties officeooo:rsid="0013fc84"/>
    </style:style>
    <style:style style:name="T7" style:family="text">
      <style:text-properties officeooo:rsid="0017ad4c"/>
    </style:style>
    <style:style style:name="T8" style:family="text">
      <style:text-properties officeooo:rsid="001c1b08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2a92c3"/>
    </style:style>
    <style:style style:name="T11" style:family="text">
      <style:text-properties fo:font-variant="normal" fo:text-transform="none" fo:color="#000000" fo:letter-spacing="normal" fo:font-style="normal" fo:font-weight="normal" officeooo:rsid="002cbbe1"/>
    </style:style>
    <style:style style:name="T12" style:family="text">
      <style:text-properties fo:font-variant="normal" fo:text-transform="none" fo:color="#000000" fo:letter-spacing="normal" fo:font-style="normal" fo:font-weight="normal" officeooo:rsid="002e6082"/>
    </style:style>
    <style:style style:name="T13" style:family="text">
      <style:text-properties fo:font-variant="normal" fo:text-transform="none" fo:color="#000000" fo:letter-spacing="normal" fo:font-style="normal" fo:font-weight="normal" officeooo:rsid="00323805"/>
    </style:style>
    <style:style style:name="T14" style:family="text">
      <style:text-properties fo:font-variant="normal" fo:text-transform="none" fo:color="#000000" fo:letter-spacing="normal" fo:font-style="normal" fo:font-weight="normal" officeooo:rsid="003620db"/>
    </style:style>
    <style:style style:name="T15" style:family="text">
      <style:text-properties fo:font-variant="normal" fo:text-transform="none" fo:color="#000000" fo:letter-spacing="normal" fo:font-style="normal" fo:font-weight="normal" officeooo:rsid="00379935"/>
    </style:style>
    <style:style style:name="T16" style:family="text">
      <style:text-properties fo:font-variant="normal" fo:text-transform="none" fo:color="#000000" fo:letter-spacing="normal" fo:font-style="normal" fo:font-weight="normal" officeooo:rsid="003b2eeb"/>
    </style:style>
    <style:style style:name="T17" style:family="text">
      <style:text-properties fo:font-variant="normal" fo:text-transform="none" fo:color="#000000" fo:letter-spacing="normal" fo:font-style="normal" fo:font-weight="normal" officeooo:rsid="003eaab5"/>
    </style:style>
    <style:style style:name="T18" style:family="text">
      <style:text-properties fo:font-variant="normal" fo:text-transform="none" fo:color="#000000" fo:letter-spacing="normal" fo:font-style="normal" fo:font-weight="normal" officeooo:rsid="004093a9"/>
    </style:style>
    <style:style style:name="T19" style:family="text">
      <style:text-properties fo:font-variant="normal" fo:text-transform="none" fo:color="#000000" fo:letter-spacing="normal" fo:font-style="normal" fo:font-weight="normal" officeooo:rsid="0044d846"/>
    </style:style>
    <style:style style:name="T20" style:family="text">
      <style:text-properties fo:font-variant="normal" fo:text-transform="none" fo:color="#000000" fo:letter-spacing="normal" fo:font-style="normal" fo:font-weight="normal" officeooo:rsid="004905ce"/>
    </style:style>
    <style:style style:name="T21" style:family="text">
      <style:text-properties fo:font-variant="normal" fo:text-transform="none" fo:color="#000000" fo:letter-spacing="normal" fo:font-style="normal" fo:font-weight="normal" officeooo:rsid="004be518"/>
    </style:style>
    <style:style style:name="T22" style:family="text">
      <style:text-properties fo:font-variant="normal" fo:text-transform="none" fo:color="#000000" fo:letter-spacing="normal" fo:font-style="normal" fo:font-weight="normal" officeooo:rsid="004be9f8"/>
    </style:style>
    <style:style style:name="T23" style:family="text">
      <style:text-properties fo:font-variant="normal" fo:text-transform="none" fo:color="#000000" fo:letter-spacing="normal" fo:font-style="normal" fo:font-weight="normal" officeooo:rsid="004bfbee"/>
    </style:style>
    <style:style style:name="T24" style:family="text">
      <style:text-properties fo:font-variant="normal" fo:text-transform="none" fo:color="#000000" fo:letter-spacing="normal" fo:font-style="normal" fo:font-weight="normal" officeooo:rsid="004d1738"/>
    </style:style>
    <style:style style:name="T25" style:family="text">
      <style:text-properties fo:font-variant="normal" fo:text-transform="none" fo:color="#000000" fo:letter-spacing="normal" fo:font-style="normal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bold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/>
    </style:style>
    <style:style style:name="T2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212e9" style:font-name-asian="Calibri1" style:font-style-asian="normal" style:font-name-complex="Calibri1" style:font-style-complex="normal"/>
    </style:style>
    <style:style style:name="T2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f2389" style:font-name-asian="Calibri1" style:font-style-asian="normal" style:font-name-complex="Calibri1" style:font-style-complex="normal"/>
    </style:style>
    <style:style style:name="T30" style:family="text">
      <style:text-properties fo:font-variant="normal" fo:text-transform="none" fo:color="#000000" fo:letter-spacing="normal" fo:font-style="normal" officeooo:rsid="002f2389" style:font-name-asian="Calibri1" style:font-style-asian="normal" style:font-name-complex="Calibri1" style:font-style-complex="normal"/>
    </style:style>
    <style:style style:name="T31" style:family="text">
      <style:text-properties fo:font-variant="normal" fo:text-transform="none" fo:color="#000000" fo:letter-spacing="normal" fo:font-style="normal" officeooo:rsid="00547219" style:font-name-asian="Calibri1" style:font-style-asian="normal" style:font-name-complex="Calibri1" style:font-style-complex="normal"/>
    </style:style>
    <style:style style:name="T32" style:family="text">
      <style:text-properties fo:font-variant="normal" fo:text-transform="none" fo:color="#000000" fo:letter-spacing="normal" fo:font-style="normal" officeooo:rsid="0053f01e" style:font-name-asian="Calibri1" style:font-style-asian="normal" style:font-name-complex="Calibri1" style:font-style-complex="normal"/>
    </style:style>
    <style:style style:name="T33" style:family="text">
      <style:text-properties fo:font-variant="normal" fo:text-transform="none" fo:color="#000000" fo:letter-spacing="normal" fo:font-style="normal" officeooo:rsid="00562e6a" style:font-name-asian="Calibri1" style:font-style-asian="normal" style:font-name-complex="Calibri1" style:font-style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2f2389" style:font-name-asian="Calibri1" style:font-style-asian="normal" style:font-weight-asian="normal" style:font-name-complex="Calibri1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586486" style:font-name-asian="Calibri1" style:font-style-asian="normal" style:font-weight-asian="normal" style:font-name-complex="Calibri1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officeooo:rsid="00547219" style:font-name-asian="Calibri1" style:font-style-asian="normal" style:font-name-complex="Calibri1" style:font-style-complex="normal"/>
    </style:style>
    <style:style style:name="T38" style:family="text">
      <style:text-properties fo:font-variant="normal" fo:text-transform="none" fo:color="#000000" fo:letter-spacing="normal" fo:font-style="normal" style:text-underline-style="none" officeooo:rsid="002f2389" style:font-name-asian="Calibri1" style:font-style-asian="normal" style:font-name-complex="Calibri1" style:font-style-complex="normal"/>
    </style:style>
    <style:style style:name="T39" style:family="text">
      <style:text-properties fo:font-variant="normal" fo:text-transform="none" fo:color="#000000" fo:letter-spacing="normal" fo:font-style="normal" style:text-underline-style="none" officeooo:rsid="00586486" style:font-name-asian="Calibri1" style:font-style-asian="normal" style:font-name-complex="Calibri1" style:font-style-complex="normal"/>
    </style:style>
    <style:style style:name="T40" style:family="text">
      <style:text-properties fo:font-variant="normal" fo:text-transform="none" fo:letter-spacing="normal" fo:font-style="normal" style:font-style-asian="normal" style:font-style-complex="normal"/>
    </style:style>
    <style:style style:name="T41" style:family="text">
      <style:text-properties fo:font-variant="normal" fo:text-transform="none" fo:letter-spacing="normal" fo:font-style="normal" officeooo:rsid="00379935" style:font-style-asian="normal" style:font-style-complex="normal"/>
    </style:style>
    <style:style style:name="T42" style:family="text">
      <style:text-properties fo:font-variant="normal" fo:text-transform="none" fo:letter-spacing="normal" fo:font-style="normal" officeooo:rsid="00396209" style:font-style-asian="normal" style:font-style-complex="normal"/>
    </style:style>
    <style:style style:name="T43" style:family="text">
      <style:text-properties fo:font-variant="normal" fo:text-transform="none" fo:letter-spacing="normal" fo:font-style="normal" officeooo:rsid="0044d846" style:font-style-asian="normal" style:font-style-complex="normal"/>
    </style:style>
    <style:style style:name="T44" style:family="text">
      <style:text-properties fo:font-variant="normal" fo:text-transform="none" fo:letter-spacing="normal" fo:font-style="normal" officeooo:rsid="004b191d" style:font-style-asian="normal" style:font-style-complex="normal"/>
    </style:style>
    <style:style style:name="T45" style:family="text">
      <style:text-properties fo:font-variant="normal" fo:text-transform="none" fo:letter-spacing="normal" fo:font-style="normal" officeooo:rsid="004be9f8" style:font-style-asian="normal" style:font-style-complex="normal"/>
    </style:style>
    <style:style style:name="T46" style:family="text">
      <style:text-properties fo:font-variant="normal" fo:text-transform="none" fo:letter-spacing="normal" fo:font-style="normal" officeooo:rsid="004d1738" style:font-style-asian="normal" style:font-style-complex="normal"/>
    </style:style>
    <style:style style:name="T47" style:family="text">
      <style:text-properties fo:font-variant="normal" fo:text-transform="none" fo:letter-spacing="normal" fo:font-style="normal" officeooo:rsid="0065e1f0" style:font-style-asian="normal" style:font-style-complex="normal"/>
    </style:style>
    <style:style style:name="T48" style:family="text">
      <style:text-properties fo:font-variant="normal" fo:text-transform="none" fo:letter-spacing="normal" fo:font-style="normal" officeooo:rsid="00695631" style:font-style-asian="normal" style:font-style-complex="normal"/>
    </style:style>
    <style:style style:name="T49" style:family="text">
      <style:text-properties fo:font-variant="normal" fo:text-transform="none" fo:letter-spacing="normal" fo:font-style="normal" officeooo:rsid="006e2e70" style:font-style-asian="normal" style:font-style-complex="normal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style:font-style-asian="normal" style:font-style-complex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2212e9" style:font-style-asian="normal" style:font-style-complex="normal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style:font-weight-asian="normal" style:font-weight-complex="normal"/>
    </style:style>
    <style:style style:name="T53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letter-spacing="normal" fo:font-style="normal" fo:font-weight="normal" officeooo:rsid="00379935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letter-spacing="normal" fo:font-style="normal" fo:font-weight="normal" officeooo:rsid="003eaab5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4093a9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letter-spacing="normal" fo:font-style="normal" fo:font-weight="normal" officeooo:rsid="0044d846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letter-spacing="normal" fo:font-style="normal" fo:font-weight="normal" officeooo:rsid="004b191d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4d1738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5f8770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0626f94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65e1f0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letter-spacing="normal" fo:font-style="normal" fo:font-weight="normal" officeooo:rsid="00695631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letter-spacing="normal" fo:font-style="normal" fo:font-weight="normal" officeooo:rsid="004be9f8" style:font-style-asian="normal" style:font-style-complex="normal"/>
    </style:style>
    <style:style style:name="T65" style:family="text">
      <style:text-properties fo:font-variant="normal" fo:text-transform="none" fo:letter-spacing="normal" fo:font-style="normal" fo:font-weight="normal" officeooo:rsid="004d1738" style:font-style-asian="normal" style:font-style-complex="normal"/>
    </style:style>
    <style:style style:name="T66" style:family="text">
      <style:text-properties fo:font-variant="normal" fo:text-transform="none" fo:letter-spacing="normal" fo:font-style="normal" fo:font-weight="normal" officeooo:rsid="005ed700" style:font-style-asian="normal" style:font-style-complex="normal"/>
    </style:style>
    <style:style style:name="T67" style:family="text">
      <style:text-properties fo:font-variant="normal" fo:text-transform="none" fo:letter-spacing="normal" fo:font-style="normal" fo:font-weight="normal" officeooo:rsid="005f8770" style:font-style-asian="normal" style:font-style-complex="normal"/>
    </style:style>
    <style:style style:name="T68" style:family="text">
      <style:text-properties fo:font-variant="normal" fo:text-transform="none" fo:letter-spacing="normal" fo:font-style="normal" fo:font-weight="normal" officeooo:rsid="0060dca3" style:font-style-asian="normal" style:font-style-complex="normal"/>
    </style:style>
    <style:style style:name="T69" style:family="text">
      <style:text-properties fo:font-variant="normal" fo:text-transform="none" fo:letter-spacing="normal" fo:font-style="normal" fo:font-weight="normal" officeooo:rsid="00611e3a" style:font-style-asian="normal" style:font-style-complex="normal"/>
    </style:style>
    <style:style style:name="T70" style:family="text">
      <style:text-properties fo:font-variant="normal" fo:text-transform="none" fo:letter-spacing="normal" fo:font-style="normal" fo:font-weight="normal" officeooo:rsid="00626f94" style:font-style-asian="normal" style:font-style-complex="normal"/>
    </style:style>
    <style:style style:name="T71" style:family="text">
      <style:text-properties fo:font-variant="normal" fo:text-transform="none" fo:letter-spacing="normal" fo:font-style="normal" fo:font-weight="normal" officeooo:rsid="0063074f" style:font-style-asian="normal" style:font-style-complex="normal"/>
    </style:style>
    <style:style style:name="T72" style:family="text">
      <style:text-properties fo:font-variant="normal" fo:text-transform="none" fo:letter-spacing="normal" fo:font-style="normal" style:font-weight-asian="normal" style:font-weight-complex="normal"/>
    </style:style>
    <style:style style:name="T73" style:family="text">
      <style:text-properties fo:font-variant="normal" fo:text-transform="none" fo:letter-spacing="normal" fo:font-style="normal" fo:font-weight="bold"/>
    </style:style>
    <style:style style:name="T74" style:family="text">
      <style:text-properties officeooo:rsid="002212e9"/>
    </style:style>
    <style:style style:name="T75" style:family="text">
      <style:text-properties officeooo:rsid="002c3efc"/>
    </style:style>
    <style:style style:name="T76" style:family="text">
      <style:text-properties officeooo:rsid="002cbbe1"/>
    </style:style>
    <style:style style:name="T77" style:family="text">
      <style:text-properties fo:color="#000000" fo:font-size="10pt" fo:letter-spacing="normal" fo:font-style="normal" fo:font-weight="normal" officeooo:rsid="002212e9" style:font-style-asian="normal" style:font-style-complex="normal"/>
    </style:style>
    <style:style style:name="T78" style:family="text">
      <style:text-properties fo:color="#000000" fo:letter-spacing="normal" fo:font-style="normal" officeooo:rsid="004be9f8" style:font-size-asian="11pt" style:font-style-asian="normal" style:font-size-complex="11pt" style:font-style-complex="normal"/>
    </style:style>
    <style:style style:name="T79" style:family="text">
      <style:text-properties fo:color="#000000" fo:letter-spacing="normal" fo:font-style="normal" officeooo:rsid="004d1738" style:font-size-asian="11pt" style:font-style-asian="normal" style:font-size-complex="11pt" style:font-style-complex="normal"/>
    </style:style>
    <style:style style:name="T80" style:family="text">
      <style:text-properties fo:color="#000000" fo:letter-spacing="normal" fo:font-style="normal" officeooo:rsid="005ed700" style:font-size-asian="11pt" style:font-style-asian="normal" style:font-size-complex="11pt" style:font-style-complex="normal"/>
    </style:style>
    <style:style style:name="T81" style:family="text">
      <style:text-properties fo:color="#000000" fo:letter-spacing="normal" fo:font-style="normal" officeooo:rsid="00626f94" style:font-size-asian="11pt" style:font-style-asian="normal" style:font-size-complex="11pt" style:font-style-complex="normal"/>
    </style:style>
    <style:style style:name="T82" style:family="text">
      <style:text-properties fo:color="#000000" fo:letter-spacing="normal" fo:font-style="normal" officeooo:rsid="00639e48" style:font-size-asian="11pt" style:font-style-asian="normal" style:font-size-complex="11pt" style:font-style-complex="normal"/>
    </style:style>
    <style:style style:name="T83" style:family="text">
      <style:text-properties fo:color="#000000" fo:letter-spacing="normal" fo:font-style="normal" officeooo:rsid="006c7285" style:font-size-asian="11pt" style:font-style-asian="normal" style:font-size-complex="11pt" style:font-style-complex="normal"/>
    </style:style>
    <style:style style:name="T84" style:family="text">
      <style:text-properties officeooo:rsid="003620db" style:font-style-asian="normal" style:font-weight-asian="normal" style:font-style-complex="normal" style:font-weight-complex="normal"/>
    </style:style>
    <style:style style:name="T85" style:family="text">
      <style:text-properties fo:letter-spacing="normal" fo:font-style="normal" fo:font-weight="normal" officeooo:rsid="002212e9" style:font-style-asian="normal" style:font-style-complex="normal"/>
    </style:style>
    <style:style style:name="T86" style:family="text">
      <style:text-properties fo:letter-spacing="normal" fo:font-style="normal" fo:font-weight="normal" officeooo:rsid="002298cb" style:font-style-asian="normal" style:font-style-complex="normal"/>
    </style:style>
    <style:style style:name="T87" style:family="text">
      <style:text-properties fo:letter-spacing="normal" fo:font-style="normal" fo:font-weight="normal" officeooo:rsid="00345b5a" style:font-style-asian="normal" style:font-style-complex="normal"/>
    </style:style>
    <style:style style:name="T88" style:family="text">
      <style:text-properties fo:letter-spacing="normal" fo:font-style="normal" fo:font-weight="normal" officeooo:rsid="003620db" style:font-style-asian="normal" style:font-style-complex="normal"/>
    </style:style>
    <style:style style:name="T89" style:family="text">
      <style:text-properties fo:letter-spacing="normal" fo:font-style="normal" fo:font-weight="normal" officeooo:rsid="003e4cb7" style:font-style-asian="normal" style:font-style-complex="normal"/>
    </style:style>
    <style:style style:name="T90" style:family="text">
      <style:text-properties fo:letter-spacing="normal" fo:font-style="normal" fo:font-weight="normal" officeooo:rsid="0044d846" style:font-style-asian="normal" style:font-style-complex="normal"/>
    </style:style>
    <style:style style:name="T91" style:family="text">
      <style:text-properties fo:letter-spacing="normal" fo:font-style="normal" fo:font-weight="normal" officeooo:rsid="0048496e" style:font-style-asian="normal" style:font-style-complex="normal"/>
    </style:style>
    <style:style style:name="T92" style:family="text">
      <style:text-properties fo:letter-spacing="normal" fo:font-style="normal" fo:font-weight="normal" officeooo:rsid="004be518" style:font-style-asian="normal" style:font-style-complex="normal"/>
    </style:style>
    <style:style style:name="T93" style:family="text">
      <style:text-properties fo:letter-spacing="normal" fo:font-style="normal" fo:font-weight="normal" officeooo:rsid="004be9f8" style:font-style-asian="normal" style:font-style-complex="normal"/>
    </style:style>
    <style:style style:name="T94" style:family="text">
      <style:text-properties fo:letter-spacing="normal" fo:font-style="normal" fo:font-weight="normal" officeooo:rsid="0052aee7" style:font-style-asian="normal" style:font-style-complex="normal"/>
    </style:style>
    <style:style style:name="T95" style:family="text">
      <style:text-properties fo:letter-spacing="normal" fo:font-style="normal" fo:font-weight="normal" officeooo:rsid="00345b5a" style:font-style-asian="normal" style:font-weight-asian="normal" style:font-style-complex="normal" style:font-weight-complex="normal"/>
    </style:style>
    <style:style style:name="T96" style:family="text">
      <style:text-properties fo:letter-spacing="normal" fo:font-style="normal" fo:font-weight="normal" officeooo:rsid="003620db" style:font-style-asian="normal" style:font-weight-asian="normal" style:font-style-complex="normal" style:font-weight-complex="normal"/>
    </style:style>
    <style:style style:name="T97" style:family="text">
      <style:text-properties fo:letter-spacing="normal" fo:font-style="normal" fo:font-weight="normal" officeooo:rsid="003e4cb7" style:font-style-asian="normal" style:font-weight-asian="normal" style:font-style-complex="normal" style:font-weight-complex="normal"/>
    </style:style>
    <style:style style:name="T98" style:family="text">
      <style:text-properties fo:letter-spacing="normal" fo:font-style="normal" fo:font-weight="normal" officeooo:rsid="0048496e" style:font-style-asian="normal" style:font-weight-asian="normal" style:font-style-complex="normal" style:font-weight-complex="normal"/>
    </style:style>
    <style:style style:name="T99" style:family="text">
      <style:text-properties fo:letter-spacing="normal" fo:font-style="normal" fo:font-weight="normal" officeooo:rsid="004be9f8" style:font-style-asian="normal" style:font-weight-asian="normal" style:font-style-complex="normal" style:font-weight-complex="normal"/>
    </style:style>
    <style:style style:name="T100" style:family="text">
      <style:text-properties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fo:letter-spacing="normal" fo:font-style="normal" fo:font-weight="normal" officeooo:rsid="003e4cb7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letter-spacing="normal" fo:font-style="normal" officeooo:rsid="00345b5a" style:font-style-asian="normal" style:font-style-complex="normal"/>
    </style:style>
    <style:style style:name="T103" style:family="text">
      <style:text-properties fo:letter-spacing="normal" fo:font-style="normal" officeooo:rsid="004be518" style:font-style-asian="normal" style:font-style-complex="normal"/>
    </style:style>
    <style:style style:name="T104" style:family="text">
      <style:text-properties fo:font-weight="normal" officeooo:rsid="002a92c3"/>
    </style:style>
    <style:style style:name="T105" style:family="text">
      <style:text-properties fo:font-weight="normal" officeooo:rsid="00345b5a"/>
    </style:style>
    <style:style style:name="T106" style:family="text">
      <style:text-properties fo:font-weight="normal" officeooo:rsid="0034c1eb"/>
    </style:style>
    <style:style style:name="T107" style:family="text">
      <style:text-properties fo:font-weight="normal" officeooo:rsid="00396209"/>
    </style:style>
    <style:style style:name="T108" style:family="text">
      <style:text-properties fo:font-weight="normal" officeooo:rsid="00396209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109" style:family="text">
      <style:text-properties fo:font-weight="normal" officeooo:rsid="003e4cb7"/>
    </style:style>
    <style:style style:name="T110" style:family="text">
      <style:text-properties fo:font-weight="normal" officeooo:rsid="004093a9"/>
    </style:style>
    <style:style style:name="T111" style:family="text">
      <style:text-properties fo:font-weight="normal" officeooo:rsid="00538ee4"/>
    </style:style>
    <style:style style:name="T112" style:family="text">
      <style:text-properties style:text-underline-style="solid" style:text-underline-width="auto" style:text-underline-color="font-color"/>
    </style:style>
    <style:style style:name="T113" style:family="text">
      <style:text-properties style:text-underline-style="solid" style:text-underline-width="auto" style:text-underline-color="font-color" officeooo:rsid="003620db" style:font-style-asian="normal" style:font-weight-asian="normal" style:font-style-complex="normal" style:font-weight-complex="normal"/>
    </style:style>
    <style:style style:name="T114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15" style:family="text">
      <style:text-properties style:text-underline-style="none"/>
    </style:style>
    <style:style style:name="T116" style:family="text">
      <style:text-properties style:text-underline-style="none" fo:font-weight="normal" officeooo:rsid="004be9f8" style:font-weight-asian="normal" style:font-weight-complex="normal"/>
    </style:style>
    <style:style style:name="T117" style:family="text">
      <style:text-properties style:text-underline-style="none" fo:font-weight="normal" officeooo:rsid="004d1738" style:font-weight-asian="normal" style:font-weight-complex="normal"/>
    </style:style>
    <style:style style:name="T118" style:family="text">
      <style:text-properties fo:font-weight="bold"/>
    </style:style>
    <style:style style:name="T119" style:family="text">
      <style:text-properties officeooo:rsid="003620db"/>
    </style:style>
    <style:style style:name="T120" style:family="text">
      <style:text-properties officeooo:rsid="00379935"/>
    </style:style>
    <style:style style:name="T121" style:family="text">
      <style:text-properties officeooo:rsid="00379935" fo:background-color="transparent" loext:char-shading-value="0" style:font-name-asian="Calibri1" style:font-style-asian="normal" style:font-weight-asian="bold" style:font-name-complex="Calibri1" style:font-style-complex="normal" style:font-weight-complex="bold"/>
    </style:style>
    <style:style style:name="T122" style:family="text">
      <style:text-properties style:font-weight-asian="normal" style:font-weight-complex="normal"/>
    </style:style>
    <style:style style:name="T123" style:family="text">
      <style:text-properties officeooo:rsid="003e4cb7"/>
    </style:style>
    <style:style style:name="T124" style:family="text">
      <style:text-properties officeooo:rsid="0048496e"/>
    </style:style>
    <style:style style:name="T125" style:family="text">
      <style:text-properties officeooo:rsid="004905ce"/>
    </style:style>
    <style:style style:name="T126" style:family="text">
      <style:text-properties officeooo:rsid="004be9f8"/>
    </style:style>
    <style:style style:name="T127" style:family="text">
      <style:text-properties officeooo:rsid="004bfbee"/>
    </style:style>
    <style:style style:name="T128" style:family="text">
      <style:text-properties officeooo:rsid="0053f01e"/>
    </style:style>
    <style:style style:name="T129" style:family="text">
      <style:text-properties fo:font-size="12pt" style:font-size-asian="12pt" style:font-weight-asian="bold" style:font-size-complex="12pt" style:font-weight-complex="bold"/>
    </style:style>
    <style:style style:name="T130" style:family="text">
      <style:text-properties fo:font-size="12pt" officeooo:rsid="00538ee4" style:font-size-asian="12pt" style:font-weight-asian="bold" style:font-size-complex="12pt" style:font-weight-complex="bold"/>
    </style:style>
    <style:style style:name="T131" style:family="text">
      <style:text-properties fo:font-size="12pt" officeooo:rsid="0052aee7" style:font-size-asian="12pt" style:font-weight-asian="bold" style:font-size-complex="12pt" style:font-weight-complex="bold"/>
    </style:style>
    <style:style style:name="T132" style:family="text">
      <style:text-properties fo:font-size="12pt" officeooo:rsid="0053f01e" style:font-size-asian="12pt" style:font-weight-asian="bold" style:font-size-complex="12pt" style:font-weight-complex="bold"/>
    </style:style>
    <style:style style:name="T133" style:family="text">
      <style:text-properties fo:font-size="12pt" style:font-size-asian="12pt" style:font-size-complex="12pt"/>
    </style:style>
    <style:style style:name="T134" style:family="text">
      <style:text-properties fo:font-size="12pt" officeooo:rsid="0053f01e" style:font-size-asian="12pt" style:font-size-complex="12pt"/>
    </style:style>
    <style:style style:name="T135" style:family="text">
      <style:text-properties fo:font-size="12pt" officeooo:rsid="005dcd2e" style:font-size-asian="12pt" style:font-size-complex="12pt"/>
    </style:style>
    <style:style style:name="T136" style:family="text">
      <style:text-properties fo:font-size="12pt" officeooo:rsid="005ec126" style:font-size-asian="12pt" style:font-size-complex="12pt"/>
    </style:style>
    <style:style style:name="T137" style:family="text">
      <style:text-properties fo:font-size="12pt" officeooo:rsid="005ed700" style:font-size-asian="12pt" style:font-size-complex="12pt"/>
    </style:style>
    <style:style style:name="T138" style:family="text">
      <style:text-properties officeooo:rsid="00547219"/>
    </style:style>
    <style:style style:name="T139" style:family="text">
      <style:text-properties officeooo:rsid="006918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Documento de Requisitos</text:p>
      <text:p text:style-name="P23">Projeto: Gerador de Provas</text:p>
      <text:p text:style-name="P23">Versão 1.0</text:p>
      <text:p text:style-name="P1"/>
      <text:p text:style-name="P1"/>
      <text:p text:style-name="P1"/>
      <text:p text:style-name="P1"/>
      <text:p text:style-name="P24">Autor(es): </text:p>
      <text:p text:style-name="P24">João Batista Gomes Silva</text:p>
      <text:p text:style-name="P24">Paulo Henrique Rodrigues Abreu</text:p>
      <text:p text:style-name="P24">Otacílio Ruas</text:p>
      <text:p text:style-name="P1"/>
      <text:p text:style-name="P1"/>
      <text:p text:style-name="P25">Prefác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Público alvo</text:p>
      <text:p text:style-name="P27"/>
      <text:p text:style-name="P27"><text:tab/>O projeto possui como público principal os discentes de todas as esferas, do ensino fundamental ao ensino superior, que <text:span text:style-name="T6">necessitam</text:span> elaborar/<text:span text:style-name="T75">gerar </text:span>avaliações de maneira simples e descomplicada. </text:p>
      <text:p text:style-name="P1"/>
      <text:p text:style-name="P1"/>
      <text:p text:style-name="P26">Histórico de versões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7">Data</text:p>
          </table:table-cell>
          <table:table-cell table:style-name="Tabela1.B1" office:value-type="string">
            <text:p text:style-name="P60">Versão</text:p>
          </table:table-cell>
          <table:table-cell table:style-name="Tabela1.C1" office:value-type="string">
            <text:p text:style-name="P60">Descrição</text:p>
          </table:table-cell>
          <table:table-cell table:style-name="Tabela1.D1" office:value-type="string">
            <text:p text:style-name="P65">Autor</text:p>
          </table:table-cell>
        </table:table-row>
        <table:table-row>
          <table:table-cell table:style-name="Tabela1.A2" office:value-type="string">
            <text:p text:style-name="P58">03/05/2017</text:p>
          </table:table-cell>
          <table:table-cell table:style-name="Tabela1.B2" office:value-type="string">
            <text:p text:style-name="P61">1.0</text:p>
          </table:table-cell>
          <table:table-cell table:style-name="Tabela1.C2" office:value-type="string">
            <text:p text:style-name="P62">Versão inicial do projeto</text:p>
          </table:table-cell>
          <table:table-cell table:style-name="Tabela1.D2" office:value-type="string">
            <text:p text:style-name="P66">João Batista Gomes Silva</text:p>
          </table:table-cell>
        </table:table-row>
        <table:table-row>
          <table:table-cell table:style-name="Tabela1.A3" office:value-type="string">
            <text:p text:style-name="P59">03/05/2017</text:p>
          </table:table-cell>
          <table:table-cell table:style-name="Tabela1.B3" office:value-type="string">
            <text:p text:style-name="P64">1.0</text:p>
          </table:table-cell>
          <table:table-cell table:style-name="Tabela1.C3" office:value-type="string">
            <text:p text:style-name="P63">Versão inicial do projeto</text:p>
          </table:table-cell>
          <table:table-cell table:style-name="Tabela1.D3" office:value-type="string">
            <text:p text:style-name="P67">Paulo Henrique Rodrigues Abreu</text:p>
          </table:table-cell>
        </table:table-row>
      </table:table>
      <text:p text:style-name="P1"/>
      <text:p text:style-name="P68"/>
      <text:p text:style-name="P25">Glossário</text:p>
      <text:p text:style-name="P1"/>
      <text:p text:style-name="P28">Definição dos termos técnicos utilizados no texto</text:p>
      <text:p text:style-name="P69"/>
      <text:p text:style-name="P69">Sumário</text:p>
      <text:list xml:id="list4013742934" text:style-name="L1">
        <text:list-item>
          <text:p text:style-name="P180">Introdução<text:tab/>5</text:p>
        </text:list-item>
        <text:list-item>
          <text:p text:style-name="P180">Definição de requisitos de usuário<text:tab/>7</text:p>
        </text:list-item>
        <text:list-item>
          <text:p text:style-name="P180">Arquitetura de sistema<text:tab/>8</text:p>
        </text:list-item>
        <text:list-item>
          <text:p text:style-name="P180">Especificação de requisitos de sistema<text:tab/>9</text:p>
        </text:list-item>
        <text:list-item>
          <text:p text:style-name="P180">Modelos de sistema<text:tab/>10</text:p>
        </text:list-item>
        <text:list-item>
          <text:p text:style-name="P180">Evolução de sistema<text:tab/>11</text:p>
        </text:list-item>
        <text:list-item>
          <text:p text:style-name="P180">Apêndices<text:tab/>12</text:p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32"/>
      <text:p text:style-name="P32"/>
      <text:p text:style-name="P33"><text:soft-page-break/><text:span text:style-name="T7">1. </text:span>Introduç<text:span text:style-name="T7">ã</text:span>o</text:p>
      <text:p text:style-name="P34"/>
      <text:p text:style-name="P29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 <text:span text:style-name="T139">e</text:span> turmas que devem ser aplicadas.</text:p>
      <text:p text:style-name="P29"/>
      <text:p text:style-name="P35"><text:span text:style-name="T2">Ciente</text:span><text:span text:style-name="T1"> de tal realidade, o </text:span><text:span text:style-name="T4">Gerenciador</text:span><text:span text:style-name="T3"> de Provas</text:span><text:span text:style-name="T1"> vem com o intuito de facilitar e agilizar os processos acima citados, proporcionando uma </text:span><text:span text:style-name="T2">área</text:span><text:span text:style-name="T1"> de gerenciamento (cadastro, edição, remoção e pesquisa) de turmas, disciplinas, questões e avaliações. O mesmo também possui como uma das suas principais funcionalidades, como o próprio nome insinua, gerar provas, inicialmente em PDF e DOC,</text:span></text:p>
      <text:p text:style-name="P71"><text:span text:style-name="T7">2. </text:span>Definição de requisitos de usuário</text:p>
      <text:p text:style-name="P72"><text:span text:style-name="T132">2.1 R</text:span><text:span text:style-name="T129">equisitos </text:span><text:span text:style-name="T132">F</text:span><text:span text:style-name="T129">uncionais<text:line-break/></text:span></text:p>
      <text:p text:style-name="P30"><text:span text:style-name="T128">[RF001] Gerenciamento</text:span> de <text:span text:style-name="T128">T</text:span>urmas</text:p>
      <text:p text:style-name="P49"/>
      <text:p text:style-name="P30"><text:span text:style-name="T28">D</text:span><text:span text:style-name="T29">escrição</text:span><text:span text:style-name="T30">: </text:span><text:span text:style-name="T25">Um conjunto de funcionalidades que tem como objetivo: </text:span><text:span text:style-name="T31">inserir</text:span><text:span text:style-name="T25">, </text:span><text:span text:style-name="T31">editar</text:span><text:span text:style-name="T25"> e </text:span><text:span text:style-name="T31">excluir</text:span><text:span text:style-name="T25"> turmas.</text:span></text:p>
      <text:p text:style-name="P50"/>
      <text:p text:style-name="P30"><text:span text:style-name="T128">[RF002] Gerenciamento</text:span> de <text:span text:style-name="T138">Disciplinas</text:span></text:p>
      <text:p text:style-name="P49"/>
      <text:p text:style-name="P30"><text:span text:style-name="T28">D</text:span><text:span text:style-name="T29">escrição</text:span><text:span text:style-name="T38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disciplinas.</text:span></text:p>
      <text:p text:style-name="P51"/>
      <text:p text:style-name="P30"><text:span text:style-name="T128">[RF003] Gerenciamento</text:span> de questões abertas e de <text:span text:style-name="T76">múltipla</text:span> escolha</text:p>
      <text:p text:style-name="P49"/>
      <text:p text:style-name="P30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questões.</text:span></text:p>
      <text:p text:style-name="P51"/>
      <text:p text:style-name="P30"><text:span text:style-name="T128">[RF004] Gerenciamento</text:span> de avaliações</text:p>
      <text:p text:style-name="P49"/>
      <text:p text:style-name="P30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provas. Podendo também </text:span><text:span text:style-name="T37">gerar os documentos</text:span><text:span text:style-name="T34"> PDF/DOC para impressão ou armazenar em memória.</text:span></text:p>
      <text:p text:style-name="P52"/>
      <text:p text:style-name="P30"><text:span text:style-name="T32">[RF00</text:span><text:span text:style-name="T31">5</text:span><text:span text:style-name="T32">] </text:span><text:span text:style-name="T31">Gerecimento de </text:span><text:span text:style-name="T33">U</text:span><text:span text:style-name="T31">suários</text:span></text:p>
      <text:p text:style-name="P53"/>
      <text:p text:style-name="P31"><text:span text:style-name="T28">D</text:span><text:span text:style-name="T29">escrição</text:span><text:span text:style-name="T35">: </text:span><text:span text:style-name="T34">Um conjunto de funcionalidades que tem como objetivo </text:span><text:span text:style-name="T39">cadastrar</text:span><text:span text:style-name="T36"> usuários e </text:span><text:span text:style-name="T39">validar</text:span><text:span text:style-name="T36"> acesso (login/logout).</text:span></text:p>
      <text:p text:style-name="P29"/>
      <text:list xml:id="list2648303111" text:style-name="L2">
        <text:list-header>
          <text:p text:style-name="P181"><text:span text:style-name="T135">2.2 </text:span><text:span text:style-name="T134">R</text:span><text:span text:style-name="T133">equisitos </text:span><text:span text:style-name="T136">não</text:span><text:span text:style-name="T133"> </text:span><text:span text:style-name="T134">F</text:span><text:span text:style-name="T133">uncionais</text:span></text:p>
        </text:list-header>
      </text:list>
      <text:p text:style-name="P54"/>
      <text:p text:style-name="P55">Nenhuma informação requerida pelo cliente. Sistema não é crítico e nem necessita de exigências avançadas.</text:p>
      <text:p text:style-name="P56"/>
      <text:p text:style-name="P71"><text:span text:style-name="T7">3. </text:span>Especificação de requisitos de sistema</text:p>
      <text:p text:style-name="P71"><text:span text:style-name="T130">3.1 </text:span><text:span text:style-name="T131">Requisitos Funcionais</text:span></text:p>
      <text:p text:style-name="P4"/>
      <text:p text:style-name="P9"><text:span text:style-name="T8">[RF001] Cadastrar</text:span> <text:span text:style-name="T74">T</text:span>urma</text:p>
      <text:p text:style-name="P36"/>
      <text:p text:style-name="P77"><text:span text:style-name="T51">D</text:span><text:span text:style-name="T50">escrição</text:span><text:span text:style-name="T40">: </text:span><text:span text:style-name="T85">Essa função tem como objetivo cadastrar </text:span><text:span text:style-name="T86">as turmas, sendo que, </text:span><text:span text:style-name="T87">para</text:span><text:span text:style-name="T86"> cadastrar uma turma é necessário selecionar as matérias </text:span><text:span text:style-name="T94">da turma especificada</text:span><text:span text:style-name="T86">. Além de matérias, uma turma é formada por um código único identificador e pelo seu ano de inicialização.</text:span></text:p>
      <text:p text:style-name="P108"/>
      <text:p text:style-name="P109"><text:bookmark text:name="E1280"/><text:bookmark text:name="E1281"/><text:span text:style-name="T112">Pré condições</text:span><text:span text:style-name="T115">:</text:span> <text:span text:style-name="T104">Existir ao menos uma matéria </text:span><text:span text:style-name="T111">já cadastrada no sistema</text:span><text:span text:style-name="T104">. </text:span><text:span text:style-name="T105">Usuário está logado em </text:span><text:span text:style-name="T106">sua conta</text:span><text:span text:style-name="T105">.</text:span></text:p>
      <text:p text:style-name="P120"><text:bookmark text:name="E1284"/></text:p>
      <text:p text:style-name="P121"><text:bookmark text:name="E1285"/><text:bookmark text:name="E1286"/><text:soft-page-break/><text:span text:style-name="T27">Fluxo principal</text:span><text:span text:style-name="T26">: </text:span></text:p>
      <text:p text:style-name="P121"><text:span text:style-name="T13"><text:s text:c="4"/>- </text:span><text:span text:style-name="T10">O sistema recebe os dados necessários para efetuar o cadastro de turma. </text:span></text:p>
      <text:p text:style-name="P121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97"><text:bookmark text:name="E1291"/></text:p>
      <text:p text:style-name="P162"><text:bookmark text:name="E1292"/><text:bookmark text:name="E1293"/>Fluxos secundários de eventos:</text:p>
      <text:p text:style-name="P146"/>
      <text:p text:style-name="P172">Dados fornecidos inválidos</text:p>
      <text:p text:style-name="P154"><text:span text:style-name="T112">Campos não preenchidos</text:span>: O usuário poderá não preencher todos os campos necessários.</text:p>
      <text:p text:style-name="P154"><text:span text:style-name="T112">Ação tomada</text:span>: Uma mensagem referente ao campo a ser preenchido será exibida.</text:p>
      <text:p text:style-name="P135"/>
      <text:p text:style-name="P10"><text:span text:style-name="T8">[RF002] Editar</text:span> <text:span text:style-name="T74">T</text:span>urma<text:span text:style-name="T77"> </text:span></text:p>
      <text:p text:style-name="P37"/>
      <text:p text:style-name="P78"><text:span text:style-name="T51">D</text:span><text:span text:style-name="T50">escrição</text:span><text:span text:style-name="T40">: </text:span><text:span text:style-name="T85">Essa função tem como objetivo </text:span><text:span text:style-name="T87">fornecer ao usuário uma opção de reparar erros que tenham sido cometidos na hora do cadastro da turma</text:span><text:span text:style-name="T86">. </text:span><text:span text:style-name="T87">Sendo possível editar os campos de </text:span><text:span text:style-name="T102">código da turma</text:span><text:span text:style-name="T87">, </text:span><text:span text:style-name="T102">data de inicialização </text:span><text:span text:style-name="T95">da turma e </text:span><text:span text:style-name="T102">disciplinas</text:span><text:span text:style-name="T95">.</text:span></text:p>
      <text:p text:style-name="P110"/>
      <text:p text:style-name="P109"><text:bookmark text:name="E12811"/><text:bookmark text:name="E12801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2"><text:bookmark text:name="E12841"/></text:p>
      <text:p text:style-name="P122"><text:bookmark text:name="E12861"/><text:bookmark text:name="E12851"/><text:span text:style-name="T27">Fluxo principal</text:span><text:span text:style-name="T26">: </text:span></text:p>
      <text:p text:style-name="P122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2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98"><text:bookmark text:name="E12911"/></text:p>
      <text:p text:style-name="P163"><text:bookmark text:name="E12931"/><text:bookmark text:name="E12921"/>Fluxos secundários de eventos:</text:p>
      <text:p text:style-name="P147"/>
      <text:p text:style-name="P173">Dados fornecidos inválidos</text:p>
      <text:p text:style-name="P155"><text:span text:style-name="T112">Campos não preenchidos</text:span>: O usuário poderá <text:span text:style-name="T119">apagar os dados já existentes e</text:span> não preencher todos os campos necessários.</text:p>
      <text:p text:style-name="P141"><text:span text:style-name="T112">Ação tomada</text:span>: Uma mensagem referente ao campo a ser preenchido será exibida.</text:p>
      <text:p text:style-name="P141"/>
      <text:p text:style-name="P141"/>
      <text:p text:style-name="P11"><text:span text:style-name="T8">[RF003] Excluir</text:span> <text:span text:style-name="T74">T</text:span>urma</text:p>
      <text:p text:style-name="P38"/>
      <text:p text:style-name="P79"><text:span text:style-name="T51">D</text:span><text:span text:style-name="T50">escrição</text:span><text:span text:style-name="T40">: </text:span><text:span text:style-name="T85">Essa função tem </text:span><text:span text:style-name="T88">o objetivo simples de excluir uma turma</text:span><text:span text:style-name="T95">. </text:span><text:span text:style-name="T96">A turma deve ser selecionada pelo seu código único e excluída após o usuário confirmar que deseja realmente excluir. </text:span></text:p>
      <text:p text:style-name="P111"/>
      <text:p text:style-name="P111"><text:bookmark text:name="E128111"/><text:bookmark text:name="E128011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3"><text:bookmark text:name="E128411"/></text:p>
      <text:p text:style-name="P123"><text:bookmark text:name="E128611"/><text:bookmark text:name="E128511"/><text:span text:style-name="T27">Fluxo principal</text:span><text:span text:style-name="T26">: </text:span></text:p>
      <text:p text:style-name="P123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turma referenciada</text:span><text:span text:style-name="T10">. </text:span></text:p>
      <text:p text:style-name="P99"><text:bookmark text:name="E129111"/></text:p>
      <text:p text:style-name="P164"><text:bookmark text:name="E129311"/><text:bookmark text:name="E129211"/>Fluxos secundários de eventos:</text:p>
      <text:p text:style-name="P140"><text:s text:c="4"/>-Sem fluxo secundário.</text:p>
      <text:p text:style-name="P5"/>
      <text:p text:style-name="P5"/>
      <text:p text:style-name="P12"><text:span text:style-name="T8">[RF004] Cadastrar</text:span> <text:span text:style-name="T120">Prova</text:span></text:p>
      <text:p text:style-name="P39"/>
      <text:p text:style-name="P80"><text:span text:style-name="T51">D</text:span><text:span text:style-name="T50">escrição</text:span><text:span text:style-name="T40">:</text:span><text:span text:style-name="T53"> </text:span><text:span text:style-name="T54">Essa função tem como objetivo inserir as provas no sistema. Cada prova tem </text:span><text:span text:style-name="T41">d</text:span><text:span text:style-name="T42">escrição,</text:span><text:span text:style-name="T41"> </text:span><text:span text:style-name="T42">d</text:span><text:span text:style-name="T41">isciplina, questões e turma</text:span></text:p>
      <text:p text:style-name="P112"/>
      <text:p text:style-name="P113"><text:bookmark text:name="E1281112"/><text:bookmark text:name="E1280112"/><text:span text:style-name="T112">Pré condições</text:span><text:span text:style-name="T115">:</text:span> <text:span text:style-name="T105">Usuário está logado em </text:span><text:span text:style-name="T106">sua conta</text:span><text:span text:style-name="T105">. </text:span><text:span text:style-name="T107">É necessário existir </text:span><text:span text:style-name="T121">disciplina, questões e turma </text:span><text:span text:style-name="T108">já cadastrados no sistema.</text:span></text:p>
      <text:p text:style-name="P124"><text:bookmark text:name="E1284112"/></text:p>
      <text:p text:style-name="P125"><text:span text:style-name="T27">Fluxo principal</text:span><text:span text:style-name="T26">: </text:span></text:p>
      <text:p text:style-name="P125"><text:span text:style-name="T13"><text:s text:c="4"/>- </text:span><text:span text:style-name="T10">O sistema recebe os dados necessários para efetuar o cadastro d</text:span><text:span text:style-name="T16">a prova.</text:span><text:span text:style-name="T10"> </text:span></text:p>
      <text:p text:style-name="P125"><text:soft-page-break/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0"><text:bookmark text:name="E12912"/></text:p>
      <text:p text:style-name="P165"><text:bookmark text:name="E12932"/><text:bookmark text:name="E12922"/>Fluxos secundários de eventos:</text:p>
      <text:p text:style-name="P148"/>
      <text:p text:style-name="P174">Dados fornecidos inválidos</text:p>
      <text:p text:style-name="P156"><text:span text:style-name="T112">Campos não preenchidos</text:span>: O usuário poderá não preencher todos os campos necessários.</text:p>
      <text:p text:style-name="P94"><text:span text:style-name="T114">Ação tomada</text:span><text:span text:style-name="T122">:</text:span><text:span text:style-name="T118"> </text:span><text:span text:style-name="T122">Uma mensagem referente ao campo a ser preenchido será exibida.</text:span></text:p>
      <text:p text:style-name="P5"/>
      <text:p text:style-name="P5"/>
      <text:p text:style-name="P13"><text:span text:style-name="T8">[RF005] Editar</text:span> <text:span text:style-name="T120">Prova</text:span></text:p>
      <text:p text:style-name="P40"/>
      <text:p text:style-name="P81"><text:span text:style-name="T51">D</text:span><text:span text:style-name="T50">escrição</text:span><text:span text:style-name="T40">: </text:span><text:span text:style-name="T85">Essa função tem como objetivo </text:span><text:span text:style-name="T87">fornecer ao usuário uma opção de reparar erros que tenham sido cometidos na hora do cadastro da </text:span><text:span text:style-name="T89">prova</text:span><text:span text:style-name="T86">. </text:span><text:span text:style-name="T87">Sendo possível editar os campos de </text:span><text:span text:style-name="T41">d</text:span><text:span text:style-name="T42">escrição,</text:span><text:span text:style-name="T41"> </text:span><text:span text:style-name="T42">d</text:span><text:span text:style-name="T41">isciplina, questões e turma.</text:span></text:p>
      <text:p text:style-name="P114"/>
      <text:p text:style-name="P114"><text:bookmark text:name="E128112"/><text:bookmark text:name="E128012"/><text:span text:style-name="T112">Pré condições</text:span><text:span text:style-name="T115">:</text:span> <text:span text:style-name="T105">Usuário </text:span><text:span text:style-name="T109">está</text:span><text:span text:style-name="T105"> logado em </text:span><text:span text:style-name="T106">sua conta</text:span><text:span text:style-name="T105">.</text:span></text:p>
      <text:p text:style-name="P126"><text:bookmark text:name="E128412"/></text:p>
      <text:p text:style-name="P126"><text:bookmark text:name="E128612"/><text:bookmark text:name="E128512"/><text:span text:style-name="T27">Fluxo principal</text:span><text:span text:style-name="T26">: </text:span></text:p>
      <text:p text:style-name="P126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6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1"><text:bookmark text:name="E129112"/></text:p>
      <text:p text:style-name="P166"><text:bookmark text:name="E129312"/><text:bookmark text:name="E129212"/>Fluxos secundários de eventos:</text:p>
      <text:p text:style-name="P149"/>
      <text:p text:style-name="P175">Dados fornecidos inválidos</text:p>
      <text:p text:style-name="P157"><text:span text:style-name="T112">Campos não preenchidos</text:span>: O usuário poderá <text:span text:style-name="T119">apagar os dados já existentes e</text:span> não preencher todos os campos necessários.</text:p>
      <text:p text:style-name="P95"><text:span text:style-name="T113">Ação tomada</text:span><text:span text:style-name="T84">: Uma mensagem referente ao campo a ser preenchido será exibida.</text:span></text:p>
      <text:p text:style-name="P7"/>
      <text:p text:style-name="P5"/>
      <text:p text:style-name="P14"><text:span text:style-name="T8">[RF006] Excluir</text:span> <text:span text:style-name="T123">Prova</text:span></text:p>
      <text:p text:style-name="P41"/>
      <text:p text:style-name="P81"><text:span text:style-name="T51">D</text:span><text:span text:style-name="T50">escrição</text:span><text:span text:style-name="T40">: </text:span><text:span text:style-name="T85">Essa função tem </text:span><text:span text:style-name="T88">o objetivo simples de excluir uma </text:span><text:span text:style-name="T89">prova escolhida</text:span><text:span text:style-name="T95">. </text:span><text:span text:style-name="T96">A </text:span><text:span text:style-name="T97">prova</text:span><text:span text:style-name="T96"> deve ser selecionada pel</text:span><text:span text:style-name="T97">a sua descrição</text:span><text:span text:style-name="T96"> e excluída após o usuário confirmar que deseja realmente excluir. </text:span><text:span text:style-name="T101">(Obs.: A descrição é só para que o usuário identifique a prova, mas é importante lembrar que todos os objetos têm códigos únicos identificadores que só são citados no documento quando os mesmos têm propriedade de chave candidata).</text:span></text:p>
      <text:p text:style-name="P114"/>
      <text:p text:style-name="P114"><text:bookmark text:name="E1281113"/><text:bookmark text:name="E1280113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6"><text:bookmark text:name="E1284113"/></text:p>
      <text:p text:style-name="P126"><text:bookmark text:name="E1286113"/><text:bookmark text:name="E1285113"/><text:span text:style-name="T27">Fluxo principal</text:span><text:span text:style-name="T26">: </text:span></text:p>
      <text:p text:style-name="P126"><text:span text:style-name="T13"><text:s text:c="4"/>- 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 </text:span><text:span text:style-name="T18">e exclui a mesma</text:span><text:span text:style-name="T17">.</text:span></text:p>
      <text:p text:style-name="P126"/>
      <text:p text:style-name="P101"><text:bookmark text:name="E1291113"/></text:p>
      <text:p text:style-name="P166"><text:bookmark text:name="E1293113"/><text:bookmark text:name="E1292113"/>Fluxos secundários de eventos:</text:p>
      <text:p text:style-name="P136"><text:s text:c="4"/>-Sem fluxo secundário.</text:p>
      <text:p text:style-name="P136"/>
      <text:p text:style-name="P136"/>
      <text:p text:style-name="P8">[RF007] Exportar Prova para PDF/DOC</text:p>
      <text:p text:style-name="P42"/>
      <text:p text:style-name="P82"><text:span text:style-name="T51">D</text:span><text:span text:style-name="T50">escrição</text:span><text:span text:style-name="T40">: </text:span><text:span text:style-name="T55">Essa função tem </text:span><text:span text:style-name="T56">o</text:span><text:span text:style-name="T55"> objetivo </text:span><text:span text:style-name="T56">de</text:span><text:span text:style-name="T55"> selecionar alguma prova escolhida pelo usuário </text:span><text:span text:style-name="T56">e gerar um documento PDF/DOC</text:span><text:span text:style-name="T101">.</text:span></text:p>
      <text:p text:style-name="P89"><text:span text:style-name="T101">P</text:span><text:span text:style-name="T100">ara isso é necessário usar alguma biblioteca que permita a geração de documentos nos formatos citados acima.</text:span></text:p>
      <text:p text:style-name="P115"/>
      <text:p text:style-name="P115"><text:bookmark text:name="E12811131"/><text:bookmark text:name="E12801131"/><text:span text:style-name="T112">Pré condições</text:span><text:span text:style-name="T115">:</text:span> <text:span text:style-name="T105">Usuário está logado em </text:span><text:span text:style-name="T106">sua conta</text:span><text:span text:style-name="T105">. </text:span><text:span text:style-name="T110">Existir prova cadastrada.</text:span></text:p>
      <text:p text:style-name="P127"><text:bookmark text:name="E12841131"/><text:soft-page-break/></text:p>
      <text:p text:style-name="P127"><text:bookmark text:name="E12861131"/><text:bookmark text:name="E12851131"/><text:span text:style-name="T27">Fluxo principal</text:span><text:span text:style-name="T26">: </text:span></text:p>
      <text:p text:style-name="P127"><text:span text:style-name="T13"><text:s text:c="4"/>-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.</text:span></text:p>
      <text:p text:style-name="P134"><text:span text:style-name="T17"><text:s text:c="4"/>-</text:span><text:span text:style-name="T9">Faz comunicação com a biblioteca/API e gera o PDF/DOC.</text:span></text:p>
      <text:p text:style-name="P102"><text:bookmark text:name="E12911131"/></text:p>
      <text:p text:style-name="P167"><text:bookmark text:name="E12931131"/><text:bookmark text:name="E12921131"/>Fluxos secundários de eventos:</text:p>
      <text:p text:style-name="P137"><text:s text:c="4"/>-Sem fluxo secundário.</text:p>
      <text:p text:style-name="P5"/>
      <text:p text:style-name="P5"/>
      <text:p text:style-name="P15"><text:span text:style-name="T8">[RF008] Cadastrar</text:span> <text:span text:style-name="T5">Disciplina</text:span></text:p>
      <text:p text:style-name="P43"/>
      <text:p text:style-name="P83"><text:span text:style-name="T51">D</text:span><text:span text:style-name="T50">escrição</text:span><text:span text:style-name="T40">:</text:span><text:span text:style-name="T53"> </text:span><text:span text:style-name="T54">Essa função tem como objetivo inserir </text:span><text:span text:style-name="T57">as disciplinas</text:span><text:span text:style-name="T54"> no sistema. Cada </text:span><text:span text:style-name="T57">disciplina</text:span><text:span text:style-name="T54"> tem </text:span><text:span text:style-name="T43">nome e descrição</text:span><text:span text:style-name="T96">. </text:span></text:p>
      <text:p text:style-name="P116"/>
      <text:p text:style-name="P116"><text:bookmark text:name="E12811122"/><text:bookmark text:name="E12801122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8"><text:bookmark text:name="E12841122"/></text:p>
      <text:p text:style-name="P128"><text:span text:style-name="T27">Fluxo principal</text:span><text:span text:style-name="T26">: </text:span></text:p>
      <text:p text:style-name="P128"><text:span text:style-name="T13"><text:s text:c="4"/>- </text:span><text:span text:style-name="T10">O sistema recebe os dados necessários para efetuar o cadastro d</text:span><text:span text:style-name="T16">a </text:span><text:span text:style-name="T19">disciplina</text:span><text:span text:style-name="T16">.</text:span><text:span text:style-name="T10"> </text:span></text:p>
      <text:p text:style-name="P128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3"><text:bookmark text:name="E129122"/></text:p>
      <text:p text:style-name="P168"><text:bookmark text:name="E129322"/><text:bookmark text:name="E129222"/>Fluxos secundários de eventos:</text:p>
      <text:p text:style-name="P150"/>
      <text:p text:style-name="P176">Dados fornecidos inválidos</text:p>
      <text:p text:style-name="P158"><text:span text:style-name="T112">Campos não preenchidos</text:span>: O usuário poderá não preencher todos os campos necessários.</text:p>
      <text:p text:style-name="P90"><text:span text:style-name="T52">Ação tomada</text:span><text:span text:style-name="T72">:</text:span><text:span text:style-name="T73"> </text:span><text:span text:style-name="T72">Uma mensagem referente ao campo a ser preenchido será exibida.</text:span></text:p>
      <text:p text:style-name="P92"/>
      <text:p text:style-name="P5"/>
      <text:p text:style-name="P15"><text:span text:style-name="T8">[RF009] Editar</text:span> <text:span text:style-name="T5">Disciplina</text:span><text:span text:style-name="T77"> </text:span></text:p>
      <text:p text:style-name="P43"/>
      <text:p text:style-name="P84"><text:span text:style-name="T51">D</text:span><text:span text:style-name="T50">escrição</text:span><text:span text:style-name="T40">: </text:span><text:span text:style-name="T85">Essa função tem como objetivo </text:span><text:span text:style-name="T87">fornecer ao usuário uma opção de </text:span><text:span text:style-name="T90">modificar os dados já cadastrados de uma determinada disciplina</text:span><text:span text:style-name="T86">. </text:span><text:span text:style-name="T87">Sendo possível editar os campos </text:span><text:span text:style-name="T43">nome e descrição.</text:span></text:p>
      <text:p text:style-name="P116"/>
      <text:p text:style-name="P116"><text:bookmark text:name="E128113"/><text:bookmark text:name="E128013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8"><text:bookmark text:name="E128413"/></text:p>
      <text:p text:style-name="P128"><text:bookmark text:name="E128613"/><text:bookmark text:name="E128513"/><text:span text:style-name="T27">Fluxo principal</text:span><text:span text:style-name="T26">: </text:span></text:p>
      <text:p text:style-name="P128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8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3"><text:bookmark text:name="E129113"/></text:p>
      <text:p text:style-name="P168"><text:bookmark text:name="E129313"/><text:bookmark text:name="E129213"/>Fluxos secundários de eventos:</text:p>
      <text:p text:style-name="P150"/>
      <text:p text:style-name="P176">Dados fornecidos inválidos</text:p>
      <text:p text:style-name="P158"><text:span text:style-name="T112">Campos não preenchidos</text:span>: O usuário poderá <text:span text:style-name="T119">apagar os dados já existentes e</text:span> não preencher todos os campos necessários.</text:p>
      <text:p text:style-name="P142"><text:span text:style-name="T112">Ação tomada</text:span>: Uma mensagem referente ao campo a ser preenchido será exibida.</text:p>
      <text:p text:style-name="P142"/>
      <text:p text:style-name="P142"/>
      <text:p text:style-name="P15"><text:span text:style-name="T8">[RF010] Excluir</text:span> <text:span text:style-name="T124">Disciplina</text:span></text:p>
      <text:p text:style-name="P43"/>
      <text:p text:style-name="P83"><text:span text:style-name="T51">D</text:span><text:span text:style-name="T50">escrição</text:span><text:span text:style-name="T40">: </text:span><text:span text:style-name="T85">Essa função tem </text:span><text:span text:style-name="T88">o objetivo simples de excluir uma </text:span><text:span text:style-name="T91">disciplina</text:span><text:span text:style-name="T95">. </text:span><text:span text:style-name="T96">A </text:span><text:span text:style-name="T98">disciplina</text:span><text:span text:style-name="T96"> deve ser selecionada pelo seu </text:span><text:span text:style-name="T98">nome</text:span><text:span text:style-name="T96"> e excluída após o usuário confirmar que deseja realmente excluir. </text:span></text:p>
      <text:p text:style-name="P116"/>
      <text:p text:style-name="P116"><text:bookmark text:name="E1281114"/><text:bookmark text:name="E1280114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8"><text:bookmark text:name="E1284114"/></text:p>
      <text:p text:style-name="P128"><text:bookmark text:name="E1286114"/><text:bookmark text:name="E1285114"/><text:span text:style-name="T27">Fluxo principal</text:span><text:span text:style-name="T26">: </text:span></text:p>
      <text:p text:style-name="P128"><text:soft-page-break/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0">disciplina</text:span><text:span text:style-name="T15"> referenciada</text:span><text:span text:style-name="T10">. </text:span></text:p>
      <text:p text:style-name="P103"><text:bookmark text:name="E1291114"/></text:p>
      <text:p text:style-name="P168"><text:bookmark text:name="E1293114"/><text:bookmark text:name="E1292114"/>Fluxos secundários de eventos:</text:p>
      <text:p text:style-name="P138"><text:s text:c="4"/>-Sem fluxo secundário.</text:p>
      <text:p text:style-name="P5"/>
      <text:p text:style-name="P5"/>
      <text:p text:style-name="P16"><text:span text:style-name="T8">[RF011] Cadastrar</text:span> <text:span text:style-name="T125">Questões</text:span></text:p>
      <text:p text:style-name="P44"/>
      <text:p text:style-name="P73"><text:span text:style-name="T51">D</text:span><text:span text:style-name="T50">escrição</text:span><text:span text:style-name="T40">:</text:span><text:span text:style-name="T53"> </text:span><text:span text:style-name="T54">Essa função tem como objetivo inserir </text:span><text:span text:style-name="T57">as </text:span><text:span text:style-name="T58">questões</text:span><text:span text:style-name="T54"> no sistema. Cada </text:span><text:span text:style-name="T58">questão</text:span><text:span text:style-name="T54"> tem </text:span><text:span text:style-name="T48">texto</text:span><text:span text:style-name="T58"> e </text:span><text:span text:style-name="T48">comentário</text:span><text:span text:style-name="T44">. </text:span><text:span text:style-name="T58">A questão pode ser </text:span><text:span text:style-name="T63">do tipo</text:span><text:span text:style-name="T58"> </text:span><text:span text:style-name="T44">aberta</text:span><text:span text:style-name="T58"> ou </text:span><text:span text:style-name="T44">múltipla</text:span><text:span text:style-name="T58"> escolha. No caso de ser aberta o usuário pode guardar uma </text:span><text:span text:style-name="T44">resposta guia</text:span><text:span text:style-name="T58">, mas não é obrigatório. Caso seja de múltipla escolha é obrigatório que sejam cadastradas as </text:span><text:span text:style-name="T44">alternativas</text:span><text:span text:style-name="T58"> e qual é a </text:span><text:span text:style-name="T44">alternativa correta</text:span><text:span text:style-name="T58">. </text:span><text:span text:style-name="T62">Uma questão pode ter 1 ou mais </text:span><text:span text:style-name="T47">imagens</text:span><text:span text:style-name="T62">.</text:span></text:p>
      <text:p text:style-name="P117"/>
      <text:p text:style-name="P117"><text:bookmark text:name="E128111221"/><text:bookmark text:name="E128011221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9"><text:bookmark text:name="E128411221"/></text:p>
      <text:p text:style-name="P129"><text:span text:style-name="T27">Fluxo principal</text:span><text:span text:style-name="T26">: </text:span></text:p>
      <text:p text:style-name="P96"><text:s text:c="4"/>- O usuário escolhe se é aberta ou de múltipla escolha</text:p>
      <text:p text:style-name="P129"><text:span text:style-name="T13"><text:s text:c="4"/>- </text:span><text:span text:style-name="T10">O sistema recebe os dados necessários para efetuar o cadastro d</text:span><text:span text:style-name="T16">a </text:span><text:span text:style-name="T21">questão</text:span><text:span text:style-name="T16">.</text:span><text:span text:style-name="T10"> </text:span></text:p>
      <text:p text:style-name="P130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4"/>
      <text:p text:style-name="P105"><text:bookmark text:name="E1291221"/></text:p>
      <text:p text:style-name="P169"><text:bookmark text:name="E1293221"/><text:bookmark text:name="E1292221"/>Fluxos secundários de eventos:</text:p>
      <text:p text:style-name="P151"/>
      <text:p text:style-name="P177">Dados fornecidos inválidos</text:p>
      <text:p text:style-name="P159"><text:span text:style-name="T112">Campos não preenchidos</text:span>: O usuário poderá não preencher todos os campos necessários.</text:p>
      <text:p text:style-name="P91"><text:span text:style-name="T52">Ação tomada</text:span><text:span text:style-name="T72">:</text:span><text:span text:style-name="T73"> </text:span><text:span text:style-name="T72">Uma mensagem referente ao campo a ser preenchido será exibida.</text:span></text:p>
      <text:p text:style-name="P93"/>
      <text:p text:style-name="P6"/>
      <text:p text:style-name="P17"><text:span text:style-name="T8">[RF012] Editar</text:span> <text:span text:style-name="T125">Questões</text:span><text:span text:style-name="T77"> </text:span></text:p>
      <text:p text:style-name="P44"/>
      <text:p text:style-name="P74"><text:span text:style-name="T51">D</text:span><text:span text:style-name="T50">escrição</text:span><text:span text:style-name="T40">: </text:span><text:span text:style-name="T85">Essa função tem como objetivo </text:span><text:span text:style-name="T87">fornecer ao usuário uma opção de </text:span><text:span text:style-name="T90">modificar os dados já cadastrados de uma determinada </text:span><text:span text:style-name="T92">questão</text:span><text:span text:style-name="T86">. </text:span><text:span text:style-name="T87">Sendo possível editar </text:span><text:span text:style-name="T92">a </text:span><text:span text:style-name="T103">questão</text:span><text:span text:style-name="T92">, a </text:span><text:span text:style-name="T103">resposta guia</text:span><text:span text:style-name="T92"> se for questão aberta, </text:span><text:span text:style-name="T103">alternativas</text:span><text:span text:style-name="T92"> se for questão múltipla escolha e qual é a </text:span><text:span text:style-name="T103">alternativa </text:span><text:span text:style-name="T92">correta.</text:span></text:p>
      <text:p text:style-name="P117"/>
      <text:p text:style-name="P117"><text:bookmark text:name="E1281131"/><text:bookmark text:name="E1280131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9"><text:bookmark text:name="E1284131"/></text:p>
      <text:p text:style-name="P129"><text:bookmark text:name="E1286131"/><text:bookmark text:name="E1285131"/><text:span text:style-name="T27">Fluxo principal</text:span><text:span text:style-name="T26">: </text:span></text:p>
      <text:p text:style-name="P129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9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5"><text:bookmark text:name="E1291131"/></text:p>
      <text:p text:style-name="P169"><text:bookmark text:name="E1293131"/><text:bookmark text:name="E1292131"/>Fluxos secundários de eventos:</text:p>
      <text:p text:style-name="P151"/>
      <text:p text:style-name="P177">Dados fornecidos inválidos</text:p>
      <text:p text:style-name="P159"><text:span text:style-name="T112">Campos não preenchidos</text:span>: O usuário poderá <text:span text:style-name="T119">apagar os dados já existentes e</text:span> não preencher todos os campos necessários.</text:p>
      <text:p text:style-name="P143"><text:span text:style-name="T112">Ação tomada</text:span>: Uma mensagem referente ao campo a ser preenchido será exibida.</text:p>
      <text:p text:style-name="P143"/>
      <text:p text:style-name="P143"/>
      <text:p text:style-name="P16"><text:span text:style-name="T8">[RF013] Excluir</text:span> <text:span text:style-name="T126">Questões</text:span></text:p>
      <text:p text:style-name="P44"/>
      <text:p text:style-name="P85"><text:span text:style-name="T51">D</text:span><text:span text:style-name="T50">escrição</text:span><text:span text:style-name="T40">: </text:span><text:span text:style-name="T85">Essa função tem </text:span><text:span text:style-name="T88">o objetivo simples de excluir uma </text:span><text:span text:style-name="T93">questão</text:span><text:span text:style-name="T95">. </text:span><text:span text:style-name="T96">A </text:span><text:span text:style-name="T99">questão</text:span><text:span text:style-name="T96"> deve ser selecionada pelo seu </text:span><text:span text:style-name="T99">enunciado</text:span><text:span text:style-name="T96"> e excluída após o usuário confirmar que deseja realmente excluir. </text:span></text:p>
      <text:p text:style-name="P117"/>
      <text:p text:style-name="P117"><text:bookmark text:name="E12811141"/><text:bookmark text:name="E12801141"/><text:span text:style-name="T112">Pré condições</text:span><text:span text:style-name="T115">:</text:span> <text:span text:style-name="T105">Usuário está logado em </text:span><text:span text:style-name="T106">sua conta</text:span><text:span text:style-name="T105">.</text:span></text:p>
      <text:p text:style-name="P129"><text:bookmark text:name="E12841141"/></text:p>
      <text:p text:style-name="P129"><text:bookmark text:name="E12861141"/><text:bookmark text:name="E12851141"/><text:soft-page-break/><text:span text:style-name="T27">Fluxo principal</text:span><text:span text:style-name="T26">: </text:span></text:p>
      <text:p text:style-name="P129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2">questão</text:span><text:span text:style-name="T15"> referenciada</text:span><text:span text:style-name="T10">. </text:span></text:p>
      <text:p text:style-name="P105"><text:bookmark text:name="E12911141"/></text:p>
      <text:p text:style-name="P169"><text:bookmark text:name="E12931141"/><text:bookmark text:name="E12921141"/>Fluxos secundários de eventos:</text:p>
      <text:p text:style-name="P139"><text:s text:c="4"/>-Sem fluxo secundário.</text:p>
      <text:p text:style-name="P3"/>
      <text:p text:style-name="P3"/>
      <text:p text:style-name="P18"><text:span text:style-name="T8">[RF014] </text:span><text:span text:style-name="T78">Fazer Login</text:span></text:p>
      <text:p text:style-name="P45"/>
      <text:p text:style-name="P75"><text:span text:style-name="T51">D</text:span><text:span text:style-name="T50">escrição</text:span><text:span text:style-name="T40">: </text:span><text:span text:style-name="T64">Essa função tem como objetivo autenticar o usuário no sistema para que ele posso usufruir de todas as funcionalidades do sistema. É necessário fornecer um </text:span><text:span text:style-name="T45">e-mail</text:span><text:span text:style-name="T64"> e </text:span><text:span text:style-name="T45">senha</text:span><text:span text:style-name="T64"> para autenticar o usuário.</text:span></text:p>
      <text:p text:style-name="P118"/>
      <text:p text:style-name="P118"><text:bookmark text:name="E12811311"/><text:bookmark text:name="E12801311"/><text:span text:style-name="T112">Pré condições</text:span><text:span text:style-name="T115">: </text:span><text:span text:style-name="T116">É necessário ter usuário cadastrado.</text:span></text:p>
      <text:p text:style-name="P131"><text:bookmark text:name="E12841311"/></text:p>
      <text:p text:style-name="P131"><text:bookmark text:name="E12861311"/><text:bookmark text:name="E12851311"/><text:span text:style-name="T27">Fluxo principal</text:span><text:span text:style-name="T26">: </text:span></text:p>
      <text:p text:style-name="P131"><text:span text:style-name="T13"><text:s text:c="4"/>- </text:span><text:span text:style-name="T10">O sistema recebe os dados necessários para efetuar </text:span><text:span text:style-name="T23">o login</text:span><text:span text:style-name="T10">. </text:span></text:p>
      <text:p text:style-name="P131"><text:span text:style-name="T13"><text:s text:c="4"/>- </text:span><text:span text:style-name="T10">Os dados são validados pelo sistema, e</text:span><text:span text:style-name="T23">xecutando assim a</text:span><text:span text:style-name="T10"> </text:span><text:span text:style-name="T23">autenticação do usuário</text:span><text:span text:style-name="T10">.</text:span></text:p>
      <text:p text:style-name="P132"><text:span text:style-name="T10"><text:s text:c="4"/></text:span><text:span text:style-name="T13">- </text:span><text:span text:style-name="T23">Redireciona o usuário para a página administrativa</text:span><text:span text:style-name="T10">. </text:span></text:p>
      <text:p text:style-name="P106"/>
      <text:p text:style-name="P107"><text:bookmark text:name="E12911311"/></text:p>
      <text:p text:style-name="P170"/>
      <text:p text:style-name="P170"><text:bookmark text:name="E12931311"/><text:bookmark text:name="E12921311"/>Fluxos secundários de eventos:</text:p>
      <text:p text:style-name="P152"/>
      <text:p text:style-name="P178">Dados fornecidos inválidos</text:p>
      <text:p text:style-name="P160"><text:span text:style-name="T112">Campos não preenchidos</text:span>: O usuário poderá não preencher todos os campos necessários <text:span text:style-name="T127">ou inserir dados inválidos</text:span>.</text:p>
      <text:p text:style-name="P144"><text:span text:style-name="T112">Ação tomada</text:span>: Uma mensagem referente ao campo a ser preenchido será exibida <text:span text:style-name="T127">no caso de campo(s) não preenchido(s)</text:span>. <text:span text:style-name="T127">Uma mensagem de usuário invalido será exibida no caso de dados inválidos.</text:span></text:p>
      <text:p text:style-name="P3"/>
      <text:p text:style-name="P2"/>
      <text:p text:style-name="P19"><text:span text:style-name="T8">[RF015] </text:span><text:span text:style-name="T79">Cadastrar Usuários</text:span></text:p>
      <text:p text:style-name="P46"/>
      <text:p text:style-name="P76"><text:span text:style-name="T51">D</text:span><text:span text:style-name="T50">escrição</text:span><text:span text:style-name="T40">: </text:span><text:span text:style-name="T64">Essa função tem como objetivo </text:span><text:span text:style-name="T65">cadastrar</text:span><text:span text:style-name="T64"> o usuário no sistema para que ele posso usufruir de todas as funcionalidades do sistema. É necessário fornecer </text:span><text:span text:style-name="T45">e-mail</text:span><text:span text:style-name="T64">, </text:span><text:span text:style-name="T45">senha, </text:span><text:span text:style-name="T46">nome </text:span><text:span text:style-name="T49">e userName</text:span><text:span text:style-name="T64">.</text:span></text:p>
      <text:p text:style-name="P119"/>
      <text:p text:style-name="P119"><text:bookmark text:name="E128113111"/><text:bookmark text:name="E128013111"/><text:span text:style-name="T112">Pré condições</text:span><text:span text:style-name="T115">: </text:span><text:span text:style-name="T117">Não existir um usuário com o mesmo e-mail</text:span><text:span text:style-name="T116">.</text:span></text:p>
      <text:p text:style-name="P133"><text:bookmark text:name="E128413111"/></text:p>
      <text:p text:style-name="P133"><text:bookmark text:name="E128613111"/><text:bookmark text:name="E128513111"/><text:span text:style-name="T27">Fluxo principal</text:span><text:span text:style-name="T26">: </text:span></text:p>
      <text:p text:style-name="P133"><text:span text:style-name="T13"><text:s text:c="4"/>- </text:span><text:span text:style-name="T10">O sistema recebe os dados necessários para efetuar </text:span><text:span text:style-name="T23">o </text:span><text:span text:style-name="T24">cadastro</text:span><text:span text:style-name="T10">. </text:span></text:p>
      <text:p text:style-name="P133"><text:span text:style-name="T13"><text:s text:c="4"/>- </text:span><text:span text:style-name="T10">Os dados são validados pelo sistema </text:span><text:span text:style-name="T24">e salvo no banco de dados.</text:span></text:p>
      <text:p text:style-name="P133"><text:span text:style-name="T10"><text:s text:c="4"/></text:span><text:span text:style-name="T13">- </text:span><text:span text:style-name="T23">Redireciona o usuário para a página </text:span><text:span text:style-name="T24">de login.</text:span><text:bookmark text:name="E129113111"/></text:p>
      <text:p text:style-name="P171"/>
      <text:p text:style-name="P171"><text:bookmark text:name="E129313111"/><text:bookmark text:name="E129213111"/>Fluxos secundários de eventos:</text:p>
      <text:p text:style-name="P153"/>
      <text:p text:style-name="P179">Dados fornecidos inválidos</text:p>
      <text:p text:style-name="P161"><text:span text:style-name="T112">Campos não preenchidos</text:span>: O usuário poderá não preencher todos os campos necessários <text:span text:style-name="T127">ou inserir um e-mail já cadastrado</text:span>.</text:p>
      <text:p text:style-name="P145"><text:span text:style-name="T112">Ação tomada</text:span>: Uma mensagem referente ao campo a ser preenchido será exibida <text:span text:style-name="T127">no caso de campo(s) não preenchido(s)</text:span>. <text:span text:style-name="T127">Uma mensagem de e-mail indisponível deve ser exibida no caso de já existir um usuário com o e-mail inserido.</text:span></text:p>
      <text:p text:style-name="P2"/>
      <text:p text:style-name="P2"/>
      <text:p text:style-name="P2"/>
      <text:list xml:id="list2805132194" text:style-name="L3">
        <text:list-header>
          <text:p text:style-name="P182"><text:soft-page-break/><text:span text:style-name="T137">3</text:span><text:span text:style-name="T135">.2 </text:span><text:span text:style-name="T134">R</text:span><text:span text:style-name="T133">equisitos </text:span><text:span text:style-name="T136">não</text:span><text:span text:style-name="T133"> </text:span><text:span text:style-name="T134">F</text:span><text:span text:style-name="T133">uncionais</text:span></text:p>
        </text:list-header>
      </text:list>
      <text:p text:style-name="P2"/>
      <text:p text:style-name="P21"><text:span text:style-name="T8">[RNF001] </text:span><text:span text:style-name="T81">Linguagem de Programação </text:span><text:span text:style-name="T82">(JAVA)</text:span></text:p>
      <text:p text:style-name="P48"/>
      <text:p text:style-name="P88"><text:span text:style-name="T51">D</text:span><text:span text:style-name="T50">escrição</text:span><text:span text:style-name="T40">: </text:span><text:span text:style-name="T61">A aplicação dese ser desenvolvida em java, em qualquer versão superior a 5.</text:span></text:p>
      <text:p text:style-name="P2"/>
      <text:p text:style-name="P20"><text:span text:style-name="T8">[RNF002] </text:span><text:span text:style-name="T80">API/Biblioteca para gerar PDF/</text:span><text:span text:style-name="T83">DOC</text:span></text:p>
      <text:p text:style-name="P47"/>
      <text:p text:style-name="P86"><text:span text:style-name="T51">D</text:span><text:span text:style-name="T50">escrição</text:span><text:span text:style-name="T40">: </text:span><text:span text:style-name="T66">É necessário usar alguma API/Biblioteca para gerar </text:span><text:span text:style-name="T67">os documentos especificados anteriormente. </text:span><text:span text:style-name="T71">V</text:span><text:span text:style-name="T67">isto que, gerar PDF/DOC de forma implementa</text:span><text:span text:style-name="T68">l</text:span><text:span text:style-name="T67"> é inviável e desnecessário.</text:span></text:p>
      <text:p text:style-name="P87"><text:span text:style-name="T60">Obs</text:span><text:span text:style-name="T67">.: É importante que </text:span><text:span text:style-name="T69">o arcabouço </text:span><text:span text:style-name="T67">escolhid</text:span><text:span text:style-name="T69">o</text:span><text:span text:style-name="T67">, esteja atualizad</text:span><text:span text:style-name="T70">o</text:span><text:span text:style-name="T67"> e </text:span><text:span text:style-name="T70">possa ser usado na versão da linguagem escolhida.</text:span></text:p>
      <text:p text:style-name="P2"/>
      <text:p text:style-name="P70"><text:span text:style-name="T7">4. </text:span>Modelos de sistema</text:p>
      <text:list xml:id="list4129789167" text:style-name="L4">
        <text:list-item>
          <text:p text:style-name="P183">Representações formais dos requisitos (Diagramas de caso de uso, diagramas de classes, diagramas de estados, diagramas de atividades, diagramas de sequência, outros)</text:p>
        </text:list-item>
      </text:list>
      <text:p text:style-name="P2"/>
      <text:p text:style-name="P70"><text:span text:style-name="T7">5. </text:span>Apêndices</text:p>
      <text:list xml:id="list338417903" text:style-name="L5">
        <text:list-item>
          <text:p text:style-name="P184">Informações relacionadas a aplicação que está sendo desenvolvi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0:36:27.820000000</dc:date>
    <meta:editing-duration>P1DT12H12M32S</meta:editing-duration>
    <meta:editing-cycles>37</meta:editing-cycles>
    <meta:generator>LibreOffice/5.3.1.2$Windows_X86_64 LibreOffice_project/e80a0e0fd1875e1696614d24c32df0f95f03deb2</meta:generator>
    <meta:document-statistic meta:table-count="1" meta:image-count="0" meta:object-count="0" meta:page-count="9" meta:paragraph-count="202" meta:word-count="2085" meta:character-count="13594" meta:non-whitespace-character-count="11546"/>
  </office:meta>
</office:document-meta>
</file>